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color="#ffcc99" style:font-name="Arial" fo:font-size="20pt" fo:font-weight="normal" fo:background-color="transparent" style:font-size-asian="20pt" style:font-weight-asian="normal" style:font-size-complex="20pt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baseline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>Je suis un test de templating en odt.</text:p>
      <text:p text:style-name="Standard">Je m'appelle : <text:a xlink:type="simple" xlink:href="relatorio://first_name"><text:span text:style-name="T2">John</text:span></text:a><text:span text:style-name="T2"> </text:span><text:a xlink:type="simple" xlink:href="relatorio://last_name"><text:span text:style-name="T2">Bonham</text:span></text:a><text:span text:style-name="T1">. J'habite à </text:span><text:a xlink:type="simple" xlink:href="relatorio://ville"><text:span text:style-name="T3">Liège</text:span></text:a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a xlink:type="simple" xlink:href="relatorio://for%20each=%22f%20in%20friends%22">for f in friends</text:a></text:p>
          </table:table-cell>
          <table:covered-table-cell/>
        </table:table-row>
        <table:table-row>
          <table:table-cell table:style-name="Table1.A3" office:value-type="string">
            <text:p text:style-name="Table_20_Contents"><text:a xlink:type="simple" xlink:href="relatorio://f.first_name">First Name</text:a></text:p>
          </table:table-cell>
          <table:table-cell table:style-name="Table1.A2" office:value-type="string">
            <text:p text:style-name="Table_20_Contents"><text:a xlink:type="simple" xlink:href="relatorio://f.last_name">Last Name</text:a></text:p>
          </table:table-cell>
        </table:table-row>
        <table:table-row>
          <table:table-cell table:style-name="Table1.A2" table:number-columns-spanned="2" office:value-type="string">
            <text:p text:style-name="Table_20_Contents"><text:a xlink:type="simple" xlink:href="relatorio:///for">/for</text:a></text:p>
          </table:table-cell>
          <table:covered-table-cell/>
        </table:table-row>
      </table:table>
      <text:p text:style-name="P1"/>
      <text:p text:style-name="P1">J'ai aussi des hobbies:</text:p>
      <text:list text:style-name="L1">
        <text:list-item>
          <text:p text:style-name="P3"><text:a xlink:type="simple" xlink:href="relatorio://for%20each=%22h%20in%20hobbies%22">for h in hobbies</text:a></text:p>
        </text:list-item>
        <text:list-item>
          <text:p text:style-name="P3"><text:a xlink:type="simple" xlink:href="relatorio://h">h</text:a></text:p>
        </text:list-item>
        <text:list-item>
          <text:p text:style-name="P3"><text:a xlink:type="simple" xlink:href="relatorio:///for">/for</text:a></text:p>
        </text:list-item>
      </text:list>
      <text:p text:style-name="P1"/>
      <text:p text:style-name="P1">Et j'ai même des animaux :</text:p>
      <text:list text:style-name="L2">
        <text:list-item>
          <text:p text:style-name="P4"><text:a xlink:type="simple" xlink:href="relatorio://for%20each=%22animal%20in%20animals%22">for animal in animals</text:a></text:p>
        </text:list-item>
        <text:list-item>
          <text:p text:style-name="P4"><text:a xlink:type="simple" xlink:href="relatorio://animal">animal</text:a></text:p>
        </text:list-item>
        <text:list-item>
          <text:p text:style-name="P4"><text:a xlink:type="simple" xlink:href="relatorio:///for">/for</text:a></text:p>
        </text:list-item>
      </text:list>
      <text:p text:style-name="P1"/>
      <text:p text:style-name="P1">On peut aussi afficher des images:</text:p>
      <text:p text:style-name="P1"/>
      <text:p text:style-name="P1"><draw:frame draw:style-name="fr1" draw:name="image: (oeuf, 'image/png')" text:anchor-type="paragraph" svg:width="2cm" draw:z-index="1">
     <draw:text-box fo:min-height="0.499cm">
      <text:p text:style-name="P2"/>
     </draw:text-box>
    </draw:frame></text:p>
      <text:p text:style-name="P1"/>
      <text:p text:style-name="P1"/>
      <text:p text:style-name="P1">Et aussi dans des boucles:</text:p>
      <text:list text:style-name="L3">
        <text:list-item>
          <text:p text:style-name="P5"><text:a xlink:type="simple" xlink:href="relatorio://for%20each=%22img%20in%20images%22">for img in images</text:a></text:p>
        </text:list-item>
        <text:list-item>
          <text:p text:style-name="P5"><draw:frame draw:style-name="fr2" draw:name="image: img" text:anchor-type="as-char" svg:width="1.732cm" svg:height="1.513cm" draw:z-index="0">
       <draw:text-box>
        <text:p text:style-name="P2"/>
       </draw:text-box>
      </draw:frame></text:p>
        </text:list-item>
        <text:list-item>
          <text:p text:style-name="P5"><text:a xlink:type="simple" xlink:href="relatorio:///for">/for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954439.179cm" style:type="right"/>
          <style:tab-stop style:position="477217.58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pm1">
      <style:footer>
        <text:p text:style-name="Footer"><text:a xlink:type="simple" xlink:href="relatorio://footer">Nice footer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7-10-29T16:21:35</meta:creation-date>
    <dc:creator>Nicolas Evrard</dc:creator>
    <dc:date>2008-08-07T00:22:46</dc:date>
    <dc:language>en-US</dc:language>
    <meta:editing-cycles>40</meta:editing-cycles>
    <meta:editing-duration>PT17M2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69" meta:character-count="351"/>
  </office:meta>
</office:document-meta>
</file>